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2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59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1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8" calcext:value-type="float">
            <text:p>-0.668775218979268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5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1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2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table table:name="Incremental" table:style-name="ta1">
        <table:shapes>
          <draw:frame draw:z-index="0" draw:style-name="gr1" draw:text-style-name="P1" svg:width="159.99mm" svg:height="89.99mm" svg:x="140.83mm" svg:y="133.59mm">
            <loext:p draw:notify-on-update-of-ranges="Incremental.A5:Incremental.A9 Incremental.B4:Incremental.B4 Incremental.B5:Incremental.B9 Incremental.C4:Incremental.C4 Incremental.C5:Incremental.C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336.28mm" svg:y="18.06mm">
            <loext:p draw:notify-on-update-of-ranges="Incremental.A5:Incremental.A9 Incremental.E4:Incremental.E4 Incremental.E5:Incremental.E9 Incremental.F4:Incremental.F4 Incremental.F5:Incremental.F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316.4mm" svg:y="106.87mm">
            <loext:p draw:notify-on-update-of-ranges="Incremental.B12:Incremental.C12 Incremental.A14:Incremental.A14 Incremental.B14:Incremental.C14 Incremental.A15:Incremental.A15 Incremental.B15:Incremental.C15 Incremental.A16:Incremental.A16 Incremental.B16:Incremental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.03839610859072329 mean 0.10817753197674218 sd 0.17453810949149898 var 0.030463551664866483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</table:table-row>
        <table:table-row table:style-name="ro1">
          <table:table-cell office:value-type="string" calcext:value-type="string">
            <text:p>30 Datapoints without seed</text:p>
          </table:table-cell>
          <table:table-cell office:value-type="float" office:value="0.00374087954383617" calcext:value-type="float">
            <text:p>0.003740879543836</text:p>
          </table:table-cell>
          <table:table-cell office:value-type="float" office:value="0.0435425540987025" calcext:value-type="float">
            <text:p>0.043542554098703</text:p>
          </table:table-cell>
          <table:table-cell/>
          <table:table-cell table:formula="of:=-LOG10([.B5])" office:value-type="float" office:value="2.42702627584069" calcext:value-type="float">
            <text:p>2.42702627584069</text:p>
          </table:table-cell>
          <table:table-cell table:formula="of:=-LOG10([.C5])" office:value-type="float" office:value="1.36108609990586" calcext:value-type="float">
            <text:p>1.36108609990586</text:p>
          </table:table-cell>
        </table:table-row>
        <table:table-row table:style-name="ro1">
          <table:table-cell office:value-type="string" calcext:value-type="string">
            <text:p>10 Datapoints</text:p>
          </table:table-cell>
          <table:table-cell table:style-name="ce1" office:value-type="float" office:value="0.000062511562117229" calcext:value-type="float">
            <text:p>6.25E-05</text:p>
          </table:table-cell>
          <table:table-cell office:value-type="float" office:value="0.00108491815702116" calcext:value-type="float">
            <text:p>0.001084918157021</text:p>
          </table:table-cell>
          <table:table-cell/>
          <table:table-cell table:formula="of:=-LOG10([.B6])" office:value-type="float" office:value="4.20403964826699" calcext:value-type="float">
            <text:p>4.20403964826699</text:p>
          </table:table-cell>
          <table:table-cell table:formula="of:=-LOG10([.C6])" office:value-type="float" office:value="2.96460302245575" calcext:value-type="float">
            <text:p>2.96460302245575</text:p>
          </table:table-cell>
        </table:table-row>
        <table:table-row table:style-name="ro1">
          <table:table-cell office:value-type="string" calcext:value-type="string">
            <text:p>20 Datapoints seeded</text:p>
          </table:table-cell>
          <table:table-cell office:value-type="float" office:value="0.000894074105464826" calcext:value-type="float">
            <text:p>0.000894074105465</text:p>
          </table:table-cell>
          <table:table-cell office:value-type="float" office:value="0.0495856061200959" calcext:value-type="float">
            <text:p>0.049585606120096</text:p>
          </table:table-cell>
          <table:table-cell/>
          <table:table-cell table:formula="of:=-LOG10([.B7])" office:value-type="float" office:value="3.04862648314967" calcext:value-type="float">
            <text:p>3.04862648314967</text:p>
          </table:table-cell>
          <table:table-cell table:formula="of:=-LOG10([.C7])" office:value-type="float" office:value="1.30464437370809" calcext:value-type="float">
            <text:p>1.30464437370809</text:p>
          </table:table-cell>
        </table:table-row>
        <table:table-row table:style-name="ro1">
          <table:table-cell office:value-type="string" calcext:value-type="string">
            <text:p>20 Datapoint without seed</text:p>
          </table:table-cell>
          <table:table-cell office:value-type="float" office:value="0.00186618150831874" calcext:value-type="float">
            <text:p>0.001866181508319</text:p>
          </table:table-cell>
          <table:table-cell office:value-type="float" office:value="0.0320987855765166" calcext:value-type="float">
            <text:p>0.032098785576517</text:p>
          </table:table-cell>
          <table:table-cell/>
          <table:table-cell table:formula="of:=-LOG10([.B8])" office:value-type="float" office:value="2.72904611823816" calcext:value-type="float">
            <text:p>2.72904611823816</text:p>
          </table:table-cell>
          <table:table-cell table:formula="of:=-LOG10([.C8])" office:value-type="float" office:value="1.49351139835508" calcext:value-type="float">
            <text:p>1.49351139835508</text:p>
          </table:table-cell>
        </table:table-row>
        <table:table-row table:style-name="ro1">
          <table:table-cell office:value-type="string" calcext:value-type="string">
            <text:p>30 Datapoints seeded</text:p>
          </table:table-cell>
          <table:table-cell office:value-type="float" office:value="0.0012793885319885" calcext:value-type="float">
            <text:p>0.001279388531989</text:p>
          </table:table-cell>
          <table:table-cell office:value-type="float" office:value="0.0384671197294283" calcext:value-type="float">
            <text:p>0.038467119729428</text:p>
          </table:table-cell>
          <table:table-cell/>
          <table:table-cell table:formula="of:=-LOG10([.B9])" office:value-type="float" office:value="2.8929975464717" calcext:value-type="float">
            <text:p>2.8929975464717</text:p>
          </table:table-cell>
          <table:table-cell table:formula="of:=-LOG10([.C9])" office:value-type="float" office:value="1.414910330783" calcext:value-type="float">
            <text:p>1.414910330783</text:p>
          </table:table-cell>
        </table:table-row>
        <table:table-row table:style-name="ro1">
          <table:table-cell office:value-type="string" calcext:value-type="string">
            <text:p>30 Datapoints 2</text:p>
          </table:table-cell>
          <table:table-cell office:value-type="float" office:value="0.00334652703663929" calcext:value-type="float">
            <text:p>0.003346527036639</text:p>
          </table:table-cell>
          <table:table-cell office:value-type="float" office:value="0.044562020754011" calcext:value-type="float">
            <text:p>0.0445620207540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ining Fitness</text:p>
          </table:table-cell>
          <table:table-cell office:value-type="string" calcext:value-type="string">
            <text:p>Validated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Poi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Points</text:p>
          </table:table-cell>
          <table:table-cell table:formula="of:=[.B8]/[.B7]" office:value-type="float" office:value="2.0872783328721" calcext:value-type="float">
            <text:p>2.0872783328721</text:p>
          </table:table-cell>
          <table:table-cell table:formula="of:=[.C8]/[.C7]" office:value-type="float" office:value="0.647340792785181" calcext:value-type="float">
            <text:p>0.647340792785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</text:p>
          </table:table-cell>
          <table:table-cell table:formula="of:=[.B5]/[.B9]" office:value-type="float" office:value="2.92395894624902" calcext:value-type="float">
            <text:p>2.92395894624902</text:p>
          </table:table-cell>
          <table:table-cell table:formula="of:=[.C5]/[.C9]" office:value-type="float" office:value="1.13194214708494" calcext:value-type="float">
            <text:p>1.13194214708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 Points Extended</text:p>
          </table:table-cell>
          <table:table-cell table:formula="of:=[.B5]/[.B10]" office:value-type="float" office:value="1.11783933100774" calcext:value-type="float">
            <text:p>1.11783933100774</text:p>
          </table:table-cell>
          <table:table-cell table:formula="of:=[.C5]/[.C10]" office:value-type="float" office:value="0.977122521868206" calcext:value-type="float">
            <text:p>0.9771225218682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22:20:44.888838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15T22:30:32.257994406</dc:date>
    <meta:editing-duration>PT3H59M26S</meta:editing-duration>
    <meta:editing-cycles>12</meta:editing-cycles>
    <meta:generator>LibreOffice/5.2.6.2$Linux_X86_64 LibreOffice_project/20$Build-2</meta:generator>
    <meta:document-statistic meta:table-count="5" meta:cell-count="163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2:TestProblem.H3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R12:'2 Phases Hybrid'.AG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R17:'2 Phases Hybrid'.AG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R2:'10 Phases Hybrid'.AG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R7:'10 Phases Hybrid'.AG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R12:'10 Phases Hybrid'.AG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R17:'10 Phases Hybrid'.AG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83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4:Incremental.C9" chart:data-source-has-labels="both" svg:x="1.331cm" svg:y="1.275cm" svg:width="10.948cm" svg:height="7.545cm">
          <chartooo:coordinate-region svg:x="3.488cm" svg:y="1.275cm" svg:width="8.791cm" svg:height="3.878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665cm" chart:style-name="ch7">
              <text:p>Fitness (less is better)</text:p>
            </chart:title>
            <chart:grid chart:style-name="ch8" chart:class="major"/>
          </chart:axis>
          <chart:series chart:style-name="ch9" chart:values-cell-range-address="Incremental.B5:Incremental.B9" chart:label-cell-address="Incremental.B4:Incremental.B4" chart:class="chart:bar">
            <chart:data-point chart:repeated="5"/>
          </chart:series>
          <chart:series chart:style-name="ch10" chart:values-cell-range-address="Incremental.C5:Incremental.C9" chart:label-cell-address="Incremental.C4:Incremental.C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4:Incremental.B4</svg:desc>
                </draw:g>
              </table:table-cell>
              <table:table-cell office:value-type="string">
                <text:p>Validated Fitness</text:p>
                <draw:g>
                  <svg:desc>Incremental.C4:Incremental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0.00374087954383617">
                <text:p>0.00374087954383617</text:p>
                <draw:g>
                  <svg:desc>Incremental.B5:Incremental.B9</svg:desc>
                </draw:g>
              </table:table-cell>
              <table:table-cell office:value-type="float" office:value="0.0435425540987025">
                <text:p>0.0435425540987025</text:p>
                <draw:g>
                  <svg:desc>Incremental.C5:Incremental.C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0.000062511562117229">
                <text:p>0.000062511562117229</text:p>
              </table:table-cell>
              <table:table-cell office:value-type="float" office:value="0.00108491815702116">
                <text:p>0.00108491815702116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0.000894074105464826">
                <text:p>0.000894074105464826</text:p>
              </table:table-cell>
              <table:table-cell office:value-type="float" office:value="0.0495856061200959">
                <text:p>0.049585606120095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0.00186618150831874">
                <text:p>0.00186618150831874</text:p>
              </table:table-cell>
              <table:table-cell office:value-type="float" office:value="0.0320987855765166">
                <text:p>0.0320987855765166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0.0012793885319885">
                <text:p>0.0012793885319885</text:p>
              </table:table-cell>
              <table:table-cell office:value-type="float" office:value="0.0384671197294283">
                <text:p>0.03846711972942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89cm" svg:y="0.316cm" chart:style-name="ch2">
          <text:p>Incremental symbolic regression</text:p>
        </chart:title>
        <chart:legend chart:legend-position="end" svg:x="12.599cm" svg:y="3.952cm" style:legend-expansion="high" chart:style-name="ch3"/>
        <chart:plot-area chart:style-name="ch4" table:cell-range-address="Incremental.A5:Incremental.A9 Incremental.E4:Incremental.F9" chart:data-source-has-labels="both" svg:x="1.331cm" svg:y="1.275cm" svg:width="10.948cm" svg:height="7.545cm">
          <chartooo:coordinate-region svg:x="3.488cm" svg:y="1.275cm" svg:width="8.791cm" svg:height="3.877cm"/>
          <chart:axis chart:dimension="x" chart:name="primary-x" chart:style-name="ch5" chartooo:axis-type="auto">
            <chartooo:date-scale/>
            <chart:categories table:cell-range-address="Incremental.A5:Incremental.A9"/>
          </chart:axis>
          <chart:axis chart:dimension="y" chart:name="primary-y" chart:style-name="ch6">
            <chart:title svg:x="0.451cm" svg:y="6.136cm" chart:style-name="ch7">
              <text:p>-log10(fitness)</text:p>
            </chart:title>
            <chart:grid chart:style-name="ch8" chart:class="major"/>
          </chart:axis>
          <chart:series chart:style-name="ch9" chart:values-cell-range-address="Incremental.E5:Incremental.E9" chart:label-cell-address="Incremental.E4:Incremental.E4" chart:class="chart:bar">
            <chart:data-point chart:repeated="5"/>
          </chart:series>
          <chart:series chart:style-name="ch10" chart:values-cell-range-address="Incremental.F5:Incremental.F9" chart:label-cell-address="Incremental.F4:Incremental.F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E4:Incremental.E4</svg:desc>
                </draw:g>
              </table:table-cell>
              <table:table-cell office:value-type="string">
                <text:p>Validated Fitness</text:p>
                <draw:g>
                  <svg:desc>Incremental.F4:Incremental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 Datapoints without seed</text:p>
                <draw:g>
                  <svg:desc>Incremental.A5:Incremental.A9</svg:desc>
                </draw:g>
              </table:table-cell>
              <table:table-cell office:value-type="float" office:value="2.42702627584069">
                <text:p>2.42702627584069</text:p>
                <draw:g>
                  <svg:desc>Incremental.E5:Incremental.E9</svg:desc>
                </draw:g>
              </table:table-cell>
              <table:table-cell office:value-type="float" office:value="1.36108609990586">
                <text:p>1.36108609990586</text:p>
                <draw:g>
                  <svg:desc>Incremental.F5:Incremental.F9</svg:desc>
                </draw:g>
              </table:table-cell>
            </table:table-row>
            <table:table-row>
              <table:table-cell office:value-type="string">
                <text:p>10 Datapoints</text:p>
              </table:table-cell>
              <table:table-cell office:value-type="float" office:value="4.20403964826699">
                <text:p>4.20403964826699</text:p>
              </table:table-cell>
              <table:table-cell office:value-type="float" office:value="2.96460302245575">
                <text:p>2.96460302245575</text:p>
              </table:table-cell>
            </table:table-row>
            <table:table-row>
              <table:table-cell office:value-type="string">
                <text:p>20 Datapoints seeded</text:p>
              </table:table-cell>
              <table:table-cell office:value-type="float" office:value="3.04862648314967">
                <text:p>3.04862648314967</text:p>
              </table:table-cell>
              <table:table-cell office:value-type="float" office:value="1.30464437370809">
                <text:p>1.30464437370809</text:p>
              </table:table-cell>
            </table:table-row>
            <table:table-row>
              <table:table-cell office:value-type="string">
                <text:p>20 Datapoint without seed</text:p>
              </table:table-cell>
              <table:table-cell office:value-type="float" office:value="2.72904611823816">
                <text:p>2.72904611823816</text:p>
              </table:table-cell>
              <table:table-cell office:value-type="float" office:value="1.49351139835508">
                <text:p>1.49351139835508</text:p>
              </table:table-cell>
            </table:table-row>
            <table:table-row>
              <table:table-cell office:value-type="string">
                <text:p>30 Datapoints seeded</text:p>
              </table:table-cell>
              <table:table-cell office:value-type="float" office:value="2.8929975464717">
                <text:p>2.8929975464717</text:p>
              </table:table-cell>
              <table:table-cell office:value-type="float" office:value="1.414910330783">
                <text:p>1.4149103307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Relative gain made by incremental CSRM</text:p>
        </chart:title>
        <chart:legend chart:legend-position="end" svg:x="12.229cm" svg:y="3.703cm" style:legend-expansion="high" chart:style-name="ch3"/>
        <chart:plot-area chart:style-name="ch4" table:cell-range-address="Incremental.B12:Incremental.C12 Incremental.A14:Incremental.C16" chart:data-source-has-labels="both" svg:x="0.32cm" svg:y="1.275cm" svg:width="11.589cm" svg:height="7.545cm">
          <chartooo:coordinate-region svg:x="1.047cm" svg:y="1.475cm" svg:width="10.862cm" svg:height="6.698cm"/>
          <chart:axis chart:dimension="x" chart:name="primary-x" chart:style-name="ch5" chartooo:axis-type="auto">
            <chartooo:date-scale/>
            <chart:categories table:cell-range-address="Incremental.B12:Incremental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cremental.B14:Incremental.C14" chart:label-cell-address="Incremental.A14:Incremental.A14" chart:class="chart:bar">
            <chart:data-point chart:repeated="2"/>
          </chart:series>
          <chart:series chart:style-name="ch9" chart:values-cell-range-address="Incremental.B15:Incremental.C15" chart:label-cell-address="Incremental.A15:Incremental.A15" chart:class="chart:bar">
            <chart:data-point chart:repeated="2"/>
          </chart:series>
          <chart:series chart:style-name="ch10" chart:values-cell-range-address="Incremental.B16:Incremental.C16" chart:label-cell-address="Incremental.A16:Incremental.A16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Fitness</text:p>
                <draw:g>
                  <svg:desc>Incremental.B12:Incremental.C12</svg:desc>
                </draw:g>
              </table:table-cell>
              <table:table-cell office:value-type="string">
                <text:p>Validated Fitness</text:p>
              </table:table-cell>
            </table:table-row>
          </table:table-header-rows>
          <table:table-rows>
            <table:table-row>
              <table:table-cell office:value-type="string">
                <text:p>20 Points</text:p>
                <draw:g>
                  <svg:desc>Incremental.A14:Incremental.A14</svg:desc>
                </draw:g>
              </table:table-cell>
              <table:table-cell office:value-type="float" office:value="2.0872783328721">
                <text:p>2.0872783328721</text:p>
                <draw:g>
                  <svg:desc>Incremental.B14:Incremental.C14</svg:desc>
                </draw:g>
              </table:table-cell>
              <table:table-cell office:value-type="float" office:value="0.647340792785181">
                <text:p>0.647340792785181</text:p>
              </table:table-cell>
            </table:table-row>
            <table:table-row>
              <table:table-cell office:value-type="string">
                <text:p>30 Points</text:p>
                <draw:g>
                  <svg:desc>Incremental.A15:Incremental.A15</svg:desc>
                </draw:g>
              </table:table-cell>
              <table:table-cell office:value-type="float" office:value="2.92395894624902">
                <text:p>2.92395894624902</text:p>
                <draw:g>
                  <svg:desc>Incremental.B15:Incremental.C15</svg:desc>
                </draw:g>
              </table:table-cell>
              <table:table-cell office:value-type="float" office:value="1.13194214708494">
                <text:p>1.13194214708494</text:p>
              </table:table-cell>
            </table:table-row>
            <table:table-row>
              <table:table-cell office:value-type="string">
                <text:p>30 Points Extended</text:p>
                <draw:g>
                  <svg:desc>Incremental.A16:Incremental.A16</svg:desc>
                </draw:g>
              </table:table-cell>
              <table:table-cell office:value-type="float" office:value="1.11783933100774">
                <text:p>1.11783933100774</text:p>
                <draw:g>
                  <svg:desc>Incremental.B16:Incremental.C16</svg:desc>
                </draw:g>
              </table:table-cell>
              <table:table-cell office:value-type="float" office:value="0.977122521868206">
                <text:p>0.9771225218682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R2:'2 Phases Hybrid'.AG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R7:'2 Phases Hybrid'.AG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2:'5 Phases Hybrid'.AG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R7:'5 Phases Hybrid'.AG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2:'5 Phases Hybrid'.AG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7:'5 Phases Hybrid'.AG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